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180000032D5AD497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Berylium1" svg:font-family="Berylium"/>
    <style:font-face style:name="Calibri1" svg:font-family="Calibri"/>
    <style:font-face style:name="Arial Narrow" svg:font-family="'Arial Narrow'" style:font-pitch="variable"/>
    <style:font-face style:name="Berylium" svg:font-family="Berylium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654cm" fo:padding-top="0.102cm" fo:padding-bottom="0.102cm" fo:padding-left="0.102cm" fo:padding-right="0.102cm"/>
    </style:style>
    <style:style style:name="gr2" style:family="graphic" style:parent-style-name="standard">
      <style:graphic-properties draw:stroke="none" draw:fill="none" fo:min-height="0.36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none" fo:min-height="0.365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none" fo:min-height="0.516cm" fo:padding-top="0.102cm" fo:padding-bottom="0.102cm" fo:padding-left="0.102cm" fo:padding-right="0.102cm"/>
    </style:style>
    <style:style style:name="gr5" style:family="graphic" style:parent-style-name="standard">
      <style:graphic-properties draw:stroke="none" draw:fill="none" fo:min-height="0.422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none" fo:min-height="0.314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none" fo:min-height="0.563cm" fo:padding-top="0.102cm" fo:padding-bottom="0.102cm" fo:padding-left="0.102cm" fo:padding-right="0.102cm"/>
    </style:style>
    <style:style style:name="gr8" style:family="graphic" style:parent-style-name="standard">
      <style:graphic-properties draw:stroke="none" draw:fill="none" fo:min-height="2.495cm" fo:padding-top="0.102cm" fo:padding-bottom="0.102cm" fo:padding-left="0.102cm" fo:padding-right="0.102cm"/>
    </style:style>
    <style:style style:name="gr9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10" style:family="graphic" style:parent-style-name="standard">
      <style:graphic-properties draw:stroke="solid" svg:stroke-width="0.018cm" svg:stroke-color="#000000" draw:fill="none" fo:padding-top="0.134cm" fo:padding-bottom="0.134cm" fo:padding-left="0.259cm" fo:padding-right="0.259cm"/>
    </style:style>
    <style:style style:name="gr11" style:family="graphic" style:parent-style-name="standard">
      <style:graphic-properties draw:stroke="none" draw:fill="none" fo:min-height="0.621cm" fo:padding-top="0.102cm" fo:padding-bottom="0.102cm" fo:padding-left="0.102cm" fo:padding-right="0.102cm"/>
    </style:style>
    <style:style style:name="gr12" style:family="graphic" style:parent-style-name="standard">
      <style:graphic-properties draw:stroke="none" draw:fill="none" fo:min-height="0.197cm" fo:padding-top="0.102cm" fo:padding-bottom="0.102cm" fo:padding-left="0.102cm" fo:padding-right="0.102cm"/>
    </style:style>
    <style:style style:name="gr13" style:family="graphic" style:parent-style-name="standard">
      <style:graphic-properties draw:stroke="none" draw:fill="none" fo:min-height="0.779cm" fo:padding-top="0.102cm" fo:padding-bottom="0.102cm" fo:padding-left="0.102cm" fo:padding-right="0.102cm"/>
    </style:style>
    <style:style style:name="gr14" style:family="graphic" style:parent-style-name="standard">
      <style:graphic-properties draw:stroke="none" draw:fill="none" fo:min-height="0.275cm" fo:padding-top="0.102cm" fo:padding-bottom="0.102cm" fo:padding-left="0.102cm" fo:padding-right="0.102cm"/>
    </style:style>
    <style:style style:name="gr15" style:family="graphic" style:parent-style-name="standard">
      <style:graphic-properties draw:stroke="none" draw:fill="none" fo:min-height="0.588cm" fo:padding-top="0.102cm" fo:padding-bottom="0.102cm" fo:padding-left="0.102cm" fo:padding-right="0.102cm"/>
    </style:style>
    <style:style style:name="gr16" style:family="graphic" style:parent-style-name="standard">
      <style:graphic-properties draw:stroke="none" draw:fill="none" fo:min-height="0.391cm" fo:padding-top="0.102cm" fo:padding-bottom="0.102cm" fo:padding-left="0.102cm" fo:padding-right="0.102cm"/>
    </style:style>
    <style:style style:name="gr17" style:family="graphic" style:parent-style-name="standard">
      <style:graphic-properties draw:stroke="solid" svg:stroke-width="0.009cm" svg:stroke-color="#000000" draw:fill="none" fo:padding-top="0.129cm" fo:padding-bottom="0.129cm" fo:padding-left="0.254cm" fo:padding-right="0.254cm"/>
    </style:style>
    <style:style style:name="gr18" style:family="graphic" style:parent-style-name="standard">
      <style:graphic-properties draw:stroke="none" draw:fill="none" fo:min-height="0.222cm" fo:padding-top="0.102cm" fo:padding-bottom="0.102cm" fo:padding-left="0.102cm" fo:padding-right="0.102cm"/>
    </style:style>
    <style:style style:name="gr19" style:family="graphic" style:parent-style-name="standard">
      <style:graphic-properties draw:stroke="none" draw:fill="none" fo:min-height="0.387cm" fo:padding-top="0.102cm" fo:padding-bottom="0.102cm" fo:padding-left="0.102cm" fo:padding-right="0.102cm"/>
    </style:style>
    <style:style style:name="gr20" style:family="graphic" style:parent-style-name="standard">
      <style:graphic-properties draw:stroke="none" draw:fill="none" fo:min-height="0.507cm" fo:padding-top="0.102cm" fo:padding-bottom="0.102cm" fo:padding-left="0.102cm" fo:padding-right="0.102cm"/>
    </style:style>
    <style:style style:name="gr21" style:family="graphic" style:parent-style-name="standard">
      <style:graphic-properties draw:stroke="none" draw:fill="none" fo:min-height="0.228cm" fo:padding-top="0.102cm" fo:padding-bottom="0.102cm" fo:padding-left="0.102cm" fo:padding-right="0.1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25%" fo:text-align="center"/>
    </style:style>
    <style:style style:name="T1" style:family="text">
      <style:text-properties fo:color="#000000" style:font-name="Berylium1" fo:font-size="14pt" style:font-name-asian="Berylium1" style:font-size-asian="14pt" style:font-name-complex="Berylium1" style:font-size-complex="14pt"/>
    </style:style>
    <style:style style:name="T2" style:family="text">
      <style:text-properties fo:color="#000000" style:font-name="Berylium1" fo:font-size="10pt" style:font-name-asian="Berylium1" style:font-size-asian="10pt" style:font-name-complex="Berylium1" style:font-size-complex="10pt"/>
    </style:style>
    <style:style style:name="T3" style:family="text">
      <style:text-properties fo:color="#000000" style:font-name="Berylium1" fo:font-size="16pt" style:font-name-asian="Berylium1" style:font-size-asian="16pt" style:font-name-complex="Berylium1" style:font-size-complex="16pt"/>
    </style:style>
    <style:style style:name="T4" style:family="text">
      <style:text-properties fo:color="#000000" style:font-name="Berylium1" fo:font-size="9pt" style:font-name-asian="Berylium1" style:font-size-asian="9pt" style:font-name-complex="Berylium1" style:font-size-complex="9pt"/>
    </style:style>
    <style:style style:name="T5" style:family="text">
      <style:text-properties fo:color="#000000" style:font-name="Arial Narrow1" fo:font-size="10pt" style:font-name-asian="Arial Narrow1" style:font-size-asian="10pt" style:font-name-complex="Arial Narrow1" style:font-size-complex="10pt"/>
    </style:style>
    <style:style style:name="T6" style:family="text">
      <style:text-properties fo:color="#000000" style:font-name="Berylium1" fo:font-size="8pt" style:font-name-asian="Berylium1" style:font-size-asian="8pt" style:font-name-complex="Berylium1" style:font-size-complex="8pt"/>
    </style:style>
    <style:style style:name="T7" style:family="text">
      <style:text-properties fo:color="#000000" style:font-name="Berylium1" fo:font-size="10pt" style:text-underline-style="solid" style:text-underline-width="auto" style:text-underline-color="font-color" style:font-name-asian="Berylium1" style:font-size-asian="10pt" style:font-name-complex="Berylium1" style:font-size-complex="10pt"/>
    </style:style>
    <style:style style:name="T8" style:family="text">
      <style:text-properties fo:color="#000000" style:font-name="Berylium1" fo:font-size="12pt" style:font-name-asian="Berylium1" style:font-size-asian="12pt" style:font-name-complex="Berylium1" style:font-size-complex="12pt"/>
    </style:style>
    <style:style style:name="T9" style:family="text">
      <style:text-properties fo:color="#000000" style:font-name="Berylium1" fo:font-size="8pt" fo:font-weight="bold" style:font-name-asian="Berylium1" style:font-size-asian="8pt" style:font-weight-asian="bold" style:font-name-complex="Berylium1" style:font-size-complex="8pt" style:font-weight-complex="bold"/>
    </style:style>
    <style:style style:name="T10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3.727cm" svg:height="0.858cm" svg:x="16.364cm" svg:y="3.437cm">
            <draw:text-box>
              <text:p text:style-name="P1"><text:span text:style-name="T1">Resistance </text:span></text:p>
            </draw:text-box>
          </draw:frame>
        </draw:g>
        <draw:frame draw:style-name="gr2" draw:layer="layout" svg:width="7.338cm" svg:height="1.027cm" svg:x="7.126cm" svg:y="26.741cm">
          <draw:text-box>
            <text:p text:style-name="P1"><text:span text:style-name="T2">Community Codex Adaptive Role-Playing System </text:span></text:p>
          </draw:text-box>
        </draw:frame>
        <draw:frame draw:style-name="gr3" draw:layer="layout" svg:width="5.08cm" svg:height="0.616cm" svg:x="12.899cm" svg:y="24.13cm">
          <draw:text-box>
            <text:p text:style-name="P1"><text:span text:style-name="T2">Range/Reach </text:span></text:p>
          </draw:text-box>
        </draw:frame>
        <draw:frame draw:style-name="gr4" draw:layer="layout" svg:width="3.981cm" svg:height="0.72cm" svg:x="8.729cm" svg:y="24.111cm">
          <draw:text-box>
            <text:p text:style-name="P1"><text:span text:style-name="T2">Damage </text:span></text:p>
          </draw:text-box>
        </draw:frame>
        <draw:frame draw:style-name="gr5" draw:layer="layout" svg:width="2.521cm" svg:height="0.626cm" svg:x="18.169cm" svg:y="24.13cm">
          <draw:text-box>
            <text:p text:style-name="P1"><text:span text:style-name="T2">Ammunition </text:span></text:p>
          </draw:text-box>
        </draw:frame>
        <draw:frame draw:style-name="gr6" draw:layer="layout" svg:width="0.912cm" svg:height="1.027cm" svg:x="20.016cm" svg:y="26.787cm">
          <draw:text-box>
            <text:p text:style-name="P2"><text:span text:style-name="T2">0.9.4 </text:span></text:p>
          </draw:text-box>
        </draw:frame>
        <draw:g>
          <draw:frame draw:style-name="gr7" draw:layer="layout" svg:width="2.434cm" svg:height="1.509cm" svg:x="0.635cm" svg:y="0.635cm">
            <draw:text-box>
              <text:p text:style-name="P2"><text:span text:style-name="T3">CCARPS</text:span><text:span text:style-name="T4"> </text:span></text:p>
            </draw:text-box>
          </draw:frame>
          <draw:frame draw:style-name="gr8" draw:layer="layout" svg:width="18.018cm" svg:height="2.699cm" svg:x="2.937cm" svg:y="0.688cm">
            <draw:text-box>
              <text:p text:style-name="P2"><text:span text:style-name="T2">Player Name: </text:span><text:span text:style-name="T5">_____________________________</text:span><text:span text:style-name="T2"> Character Name: </text:span><text:span text:style-name="T5">_____________________________</text:span><text:span text:style-name="T2"> Points: </text:span><text:span text:style-name="T5">________________ </text:span></text:p>
              <text:p text:style-name="P2"><text:span text:style-name="T2">Age:</text:span><text:span text:style-name="T5">_____</text:span><text:span text:style-name="T2"> Height:</text:span><text:span text:style-name="T5">_____</text:span><text:span text:style-name="T2"> Weight:</text:span><text:span text:style-name="T5">_____</text:span><text:span text:style-name="T2"> Race</text:span><text:span text:style-name="T5">:_________________</text:span><text:span text:style-name="T2"> Tech. Level:</text:span><text:span text:style-name="T5">_____</text:span><text:span text:style-name="T2"> Description</text:span><text:span text:style-name="T5">:__________________________ </text:span></text:p>
              <text:p text:style-name="P2"><text:span text:style-name="T5">______________________________________________________________________________________________________________ </text:span></text:p>
              <text:p text:style-name="P2"><text:span text:style-name="T5">______________________________________________________________________________________________________________ </text:span></text:p>
            </draw:text-box>
          </draw:frame>
          <draw:polygon draw:style-name="gr9" draw:layer="layout" svg:width="1.816cm" svg:height="1.862cm" svg:x="0.894cm" svg:y="1.327cm" svg:viewBox="0 0 1817 1863" draw:points="0,0 1817,0 1817,1863 0,1863">
            <text:p/>
          </draw:polygon>
        </draw:g>
        <draw:polygon draw:style-name="gr10" draw:layer="layout" svg:width="0.953cm" svg:height="0.824cm" svg:x="1.466cm" svg:y="3.896cm" svg:viewBox="0 0 954 825" draw:points="239,0 716,0 954,413 716,825 239,825 0,413">
          <text:p/>
        </draw:polygon>
        <draw:polygon draw:style-name="gr10" draw:layer="layout" svg:width="0.953cm" svg:height="0.824cm" svg:x="1.466cm" svg:y="4.938cm" svg:viewBox="0 0 954 825" draw:points="239,0 716,0 954,413 716,825 239,825 0,413">
          <text:p/>
        </draw:polygon>
        <draw:frame draw:style-name="gr11" draw:layer="layout" svg:width="0.639cm" svg:height="1.365cm" svg:x="3.534cm" svg:y="8.016cm">
          <draw:text-box>
            <text:p text:style-name="P2"><text:span text:style-name="T1">W </text:span></text:p>
          </draw:text-box>
        </draw:frame>
        <draw:frame draw:style-name="gr12" draw:layer="layout" svg:width="2.068cm" svg:height="0.535cm" svg:x="1.466cm" svg:y="3.437cm">
          <draw:text-box>
            <text:p text:style-name="P2"><text:span text:style-name="T6">Acc. Pts. </text:span></text:p>
          </draw:text-box>
        </draw:frame>
        <draw:polygon draw:style-name="gr10" draw:layer="layout" svg:width="0.889cm" svg:height="0.898cm" svg:x="2.645cm" svg:y="3.887cm" svg:viewBox="0 0 890 899" draw:points="0,0 890,0 890,899 0,899">
          <text:p/>
        </draw:polygon>
        <draw:polygon draw:style-name="gr10" draw:layer="layout" svg:width="0.889cm" svg:height="0.898cm" svg:x="2.645cm" svg:y="5.924cm" svg:viewBox="0 0 890 899" draw:points="0,0 890,0 890,899 0,899">
          <text:p/>
        </draw:polygon>
        <draw:polygon draw:style-name="gr10" draw:layer="layout" svg:width="0.889cm" svg:height="0.898cm" svg:x="2.645cm" svg:y="4.906cm" svg:viewBox="0 0 890 899" draw:points="0,0 890,0 890,899 0,899">
          <text:p/>
        </draw:polygon>
        <draw:polygon draw:style-name="gr10" draw:layer="layout" svg:width="0.889cm" svg:height="0.898cm" svg:x="2.645cm" svg:y="6.943cm" svg:viewBox="0 0 890 899" draw:points="0,0 890,0 890,899 0,899">
          <text:p/>
        </draw:polygon>
        <draw:polygon draw:style-name="gr10" draw:layer="layout" svg:width="0.889cm" svg:height="0.898cm" svg:x="2.645cm" svg:y="7.961cm" svg:viewBox="0 0 890 899" draw:points="0,0 890,0 890,899 0,899">
          <text:p/>
        </draw:polygon>
        <draw:frame draw:style-name="gr11" draw:layer="layout" svg:width="0.639cm" svg:height="0.825cm" svg:x="3.534cm" svg:y="3.96cm">
          <draw:text-box>
            <text:p text:style-name="P2"><text:span text:style-name="T1">S </text:span></text:p>
          </draw:text-box>
        </draw:frame>
        <draw:frame draw:style-name="gr11" draw:layer="layout" svg:width="0.639cm" svg:height="0.825cm" svg:x="3.534cm" svg:y="4.922cm">
          <draw:text-box>
            <text:p text:style-name="P2"><text:span text:style-name="T1">D </text:span></text:p>
          </draw:text-box>
        </draw:frame>
        <draw:frame draw:style-name="gr11" draw:layer="layout" svg:width="0.639cm" svg:height="0.825cm" svg:x="3.534cm" svg:y="5.951cm">
          <draw:text-box>
            <text:p text:style-name="P2"><text:span text:style-name="T1">C </text:span></text:p>
          </draw:text-box>
        </draw:frame>
        <draw:frame draw:style-name="gr11" draw:layer="layout" svg:width="0.639cm" svg:height="0.825cm" svg:x="3.622cm" svg:y="7.004cm">
          <draw:text-box>
            <text:p text:style-name="P2"><text:span text:style-name="T1">I </text:span></text:p>
          </draw:text-box>
        </draw:frame>
        <draw:frame draw:style-name="gr11" draw:layer="layout" svg:width="1.32cm" svg:height="0.825cm" svg:x="6.523cm" svg:y="3.973cm">
          <draw:text-box>
            <text:p text:style-name="P2"><text:span text:style-name="T1">CHA </text:span></text:p>
          </draw:text-box>
        </draw:frame>
        <draw:frame draw:style-name="gr11" draw:layer="layout" svg:width="1.32cm" svg:height="0.825cm" svg:x="6.523cm" svg:y="4.934cm">
          <draw:text-box>
            <text:p text:style-name="P2"><text:span text:style-name="T1">SPD </text:span></text:p>
          </draw:text-box>
        </draw:frame>
        <draw:frame draw:style-name="gr11" draw:layer="layout" svg:width="1.32cm" svg:height="0.825cm" svg:x="6.523cm" svg:y="5.964cm">
          <draw:text-box>
            <text:p text:style-name="P2"><text:span text:style-name="T1">RFX </text:span></text:p>
          </draw:text-box>
        </draw:frame>
        <draw:frame draw:style-name="gr11" draw:layer="layout" svg:width="1.32cm" svg:height="0.825cm" svg:x="6.523cm" svg:y="7.016cm">
          <draw:text-box>
            <text:p text:style-name="P2"><text:span text:style-name="T1">LFT </text:span></text:p>
          </draw:text-box>
        </draw:frame>
        <draw:frame draw:style-name="gr11" draw:layer="layout" svg:width="1.32cm" svg:height="0.825cm" svg:x="6.523cm" svg:y="8.028cm">
          <draw:text-box>
            <text:p text:style-name="P2"><text:span text:style-name="T1">PER </text:span></text:p>
          </draw:text-box>
        </draw:frame>
        <draw:frame draw:style-name="gr13" draw:layer="layout" svg:width="1.217cm" svg:height="1.129cm" svg:x="4.364cm" svg:y="3.896cm">
          <draw:text-box>
            <text:p text:style-name="P2"><text:span text:style-name="T7">C+I+W </text:span></text:p>
            <text:p text:style-name="P3"><text:span text:style-name="T2">3 </text:span></text:p>
          </draw:text-box>
        </draw:frame>
        <draw:frame draw:style-name="gr13" draw:layer="layout" svg:width="0.847cm" svg:height="1.129cm" svg:x="4.549cm" svg:y="4.904cm">
          <draw:text-box>
            <text:p text:style-name="P2"><text:span text:style-name="T7">S+D </text:span></text:p>
            <text:p text:style-name="P3"><text:span text:style-name="T2">2 </text:span></text:p>
          </draw:text-box>
        </draw:frame>
        <draw:frame draw:style-name="gr13" draw:layer="layout" svg:width="1.336cm" svg:height="1.129cm" svg:x="4.298cm" svg:y="5.916cm">
          <draw:text-box>
            <text:p text:style-name="P2"><text:span text:style-name="T7">S+D+W </text:span></text:p>
            <text:p text:style-name="P3"><text:span text:style-name="T2">3 </text:span></text:p>
          </draw:text-box>
        </draw:frame>
        <draw:frame draw:style-name="gr13" draw:layer="layout" svg:width="0.873cm" svg:height="1.129cm" svg:x="4.549cm" svg:y="6.937cm">
          <draw:text-box>
            <text:p text:style-name="P2"><text:span text:style-name="T7">S+W </text:span></text:p>
            <text:p text:style-name="P3"><text:span text:style-name="T2">2 </text:span></text:p>
          </draw:text-box>
        </draw:frame>
        <draw:frame draw:style-name="gr13" draw:layer="layout" svg:width="0.847cm" svg:height="1.129cm" svg:x="4.549cm" svg:y="7.964cm">
          <draw:text-box>
            <text:p text:style-name="P2"><text:span text:style-name="T7">I+W </text:span></text:p>
            <text:p text:style-name="P3"><text:span text:style-name="T2">2 </text:span></text:p>
          </draw:text-box>
        </draw:frame>
        <draw:polygon draw:style-name="gr10" draw:layer="layout" svg:width="0.953cm" svg:height="0.824cm" svg:x="1.466cm" svg:y="5.964cm" svg:viewBox="0 0 954 825" draw:points="239,0 716,0 954,413 716,825 239,825 0,413">
          <text:p/>
        </draw:polygon>
        <draw:polygon draw:style-name="gr10" draw:layer="layout" svg:width="0.953cm" svg:height="0.824cm" svg:x="1.466cm" svg:y="7.004cm" svg:viewBox="0 0 954 825" draw:points="239,0 716,0 954,413 716,825 239,825 0,413">
          <text:p/>
        </draw:polygon>
        <draw:polygon draw:style-name="gr10" draw:layer="layout" svg:width="0.953cm" svg:height="0.824cm" svg:x="1.466cm" svg:y="8.006cm" svg:viewBox="0 0 954 825" draw:points="239,0 716,0 954,413 716,825 239,825 0,413">
          <text:p/>
        </draw:polygon>
        <draw:g>
          <draw:frame draw:style-name="gr14" draw:layer="layout" svg:width="6.691cm" svg:height="0.578cm" svg:x="8.75cm" svg:y="4.474cm">
            <draw:text-box>
              <text:p text:style-name="P2"><text:span text:style-name="T4">L M H D </text:span></text:p>
            </draw:text-box>
          </draw:frame>
          <draw:frame draw:style-name="gr15" draw:layer="layout" svg:width="3.563cm" svg:height="0.792cm" svg:x="10.218cm" svg:y="4.012cm">
            <draw:text-box>
              <text:p text:style-name="P1"><text:span text:style-name="T8">Health Meter </text:span></text:p>
            </draw:text-box>
          </draw:frame>
          <draw:frame draw:style-name="gr16" draw:layer="layout" svg:width="0.582cm" svg:height="0.616cm" svg:x="8.201cm" svg:y="4.921cm">
            <draw:text-box>
              <text:p text:style-name="P2"><text:span text:style-name="T2">M </text:span></text:p>
            </draw:text-box>
          </draw:frame>
          <draw:frame draw:style-name="gr16" draw:layer="layout" svg:width="0.582cm" svg:height="0.616cm" svg:x="8.257cm" svg:y="6.11cm">
            <draw:text-box>
              <text:p text:style-name="P2"><text:span text:style-name="T2">P </text:span></text:p>
            </draw:text-box>
          </draw:frame>
          <draw:frame draw:style-name="gr16" draw:layer="layout" svg:width="0.582cm" svg:height="0.616cm" svg:x="8.257cm" svg:y="7.32cm">
            <draw:text-box>
              <text:p text:style-name="P2"><text:span text:style-name="T2">S </text:span></text:p>
            </draw:text-box>
          </draw:frame>
          <draw:g>
            <draw:polygon draw:style-name="gr17" draw:layer="layout" svg:width="0.635cm" svg:height="0.642cm" svg:x="8.783cm" svg:y="4.916cm" svg:viewBox="0 0 636 643" draw:points="0,0 636,0 636,643 0,643">
              <text:p/>
            </draw:polygon>
            <draw:polygon draw:style-name="gr17" draw:layer="layout" svg:width="0.635cm" svg:height="0.642cm" svg:x="9.452cm" svg:y="4.916cm" svg:viewBox="0 0 636 643" draw:points="0,0 636,0 636,643 0,643">
              <text:p/>
            </draw:polygon>
            <draw:polygon draw:style-name="gr17" draw:layer="layout" svg:width="0.635cm" svg:height="0.642cm" svg:x="10.122cm" svg:y="4.916cm" svg:viewBox="0 0 636 643" draw:points="0,0 636,0 636,643 0,643">
              <text:p/>
            </draw:polygon>
            <draw:polygon draw:style-name="gr17" draw:layer="layout" svg:width="0.635cm" svg:height="0.642cm" svg:x="10.791cm" svg:y="4.916cm" svg:viewBox="0 0 636 643" draw:points="0,0 636,0 636,643 0,643">
              <text:p/>
            </draw:polygon>
            <draw:polygon draw:style-name="gr17" draw:layer="layout" svg:width="0.635cm" svg:height="0.642cm" svg:x="11.46cm" svg:y="4.916cm" svg:viewBox="0 0 636 643" draw:points="0,0 636,0 636,643 0,643">
              <text:p/>
            </draw:polygon>
            <draw:polygon draw:style-name="gr17" draw:layer="layout" svg:width="0.635cm" svg:height="0.642cm" svg:x="12.123cm" svg:y="4.916cm" svg:viewBox="0 0 636 643" draw:points="0,0 636,0 636,643 0,643">
              <text:p/>
            </draw:polygon>
            <draw:polygon draw:style-name="gr17" draw:layer="layout" svg:width="0.635cm" svg:height="0.642cm" svg:x="12.795cm" svg:y="4.916cm" svg:viewBox="0 0 636 643" draw:points="0,0 636,0 636,643 0,643">
              <text:p/>
            </draw:polygon>
            <draw:polygon draw:style-name="gr17" draw:layer="layout" svg:width="0.635cm" svg:height="0.642cm" svg:x="13.465cm" svg:y="4.916cm" svg:viewBox="0 0 636 643" draw:points="0,0 636,0 636,643 0,643">
              <text:p/>
            </draw:polygon>
            <draw:polygon draw:style-name="gr17" draw:layer="layout" svg:width="0.635cm" svg:height="0.642cm" svg:x="14.134cm" svg:y="4.916cm" svg:viewBox="0 0 636 643" draw:points="0,0 636,0 636,643 0,643">
              <text:p/>
            </draw:polygon>
            <draw:polygon draw:style-name="gr17" draw:layer="layout" svg:width="0.635cm" svg:height="0.642cm" svg:x="14.803cm" svg:y="4.916cm" svg:viewBox="0 0 636 643" draw:points="0,0 636,0 636,643 0,643">
              <text:p/>
            </draw:polygon>
            <draw:frame draw:style-name="gr18" draw:layer="layout" svg:width="6.637cm" svg:height="0.616cm" svg:x="8.783cm" svg:y="5cm">
              <draw:text-box>
                <text:p text:style-name="P2"><text:span text:style-name="T2">-1 -2 -3 U </text:span></text:p>
              </draw:text-box>
            </draw:frame>
          </draw:g>
          <draw:g>
            <draw:polygon draw:style-name="gr17" draw:layer="layout" svg:width="0.635cm" svg:height="0.642cm" svg:x="8.783cm" svg:y="6.05cm" svg:viewBox="0 0 636 643" draw:points="0,0 636,0 636,643 0,643">
              <text:p/>
            </draw:polygon>
            <draw:polygon draw:style-name="gr17" draw:layer="layout" svg:width="0.635cm" svg:height="0.642cm" svg:x="9.452cm" svg:y="6.05cm" svg:viewBox="0 0 636 643" draw:points="0,0 636,0 636,643 0,643">
              <text:p/>
            </draw:polygon>
            <draw:polygon draw:style-name="gr17" draw:layer="layout" svg:width="0.635cm" svg:height="0.642cm" svg:x="10.122cm" svg:y="6.05cm" svg:viewBox="0 0 636 643" draw:points="0,0 636,0 636,643 0,643">
              <text:p/>
            </draw:polygon>
            <draw:polygon draw:style-name="gr17" draw:layer="layout" svg:width="0.635cm" svg:height="0.642cm" svg:x="10.791cm" svg:y="6.05cm" svg:viewBox="0 0 636 643" draw:points="0,0 636,0 636,643 0,643">
              <text:p/>
            </draw:polygon>
            <draw:polygon draw:style-name="gr17" draw:layer="layout" svg:width="0.635cm" svg:height="0.642cm" svg:x="11.46cm" svg:y="6.05cm" svg:viewBox="0 0 636 643" draw:points="0,0 636,0 636,643 0,643">
              <text:p/>
            </draw:polygon>
            <draw:polygon draw:style-name="gr17" draw:layer="layout" svg:width="0.635cm" svg:height="0.642cm" svg:x="12.123cm" svg:y="6.05cm" svg:viewBox="0 0 636 643" draw:points="0,0 636,0 636,643 0,643">
              <text:p/>
            </draw:polygon>
            <draw:polygon draw:style-name="gr17" draw:layer="layout" svg:width="0.635cm" svg:height="0.642cm" svg:x="12.795cm" svg:y="6.05cm" svg:viewBox="0 0 636 643" draw:points="0,0 636,0 636,643 0,643">
              <text:p/>
            </draw:polygon>
            <draw:polygon draw:style-name="gr17" draw:layer="layout" svg:width="0.635cm" svg:height="0.642cm" svg:x="13.465cm" svg:y="6.05cm" svg:viewBox="0 0 636 643" draw:points="0,0 636,0 636,643 0,643">
              <text:p/>
            </draw:polygon>
            <draw:polygon draw:style-name="gr17" draw:layer="layout" svg:width="0.635cm" svg:height="0.642cm" svg:x="14.134cm" svg:y="6.05cm" svg:viewBox="0 0 636 643" draw:points="0,0 636,0 636,643 0,643">
              <text:p/>
            </draw:polygon>
            <draw:polygon draw:style-name="gr17" draw:layer="layout" svg:width="0.635cm" svg:height="0.642cm" svg:x="14.803cm" svg:y="6.05cm" svg:viewBox="0 0 636 643" draw:points="0,0 636,0 636,643 0,643">
              <text:p/>
            </draw:polygon>
            <draw:frame draw:style-name="gr18" draw:layer="layout" svg:width="6.637cm" svg:height="0.616cm" svg:x="8.783cm" svg:y="6.134cm">
              <draw:text-box>
                <text:p text:style-name="P2"><text:span text:style-name="T2">-1 -2 -3 U </text:span></text:p>
              </draw:text-box>
            </draw:frame>
          </draw:g>
          <draw:g>
            <draw:polygon draw:style-name="gr17" draw:layer="layout" svg:width="0.635cm" svg:height="0.642cm" svg:x="8.786cm" svg:y="7.194cm" svg:viewBox="0 0 636 643" draw:points="0,0 636,0 636,643 0,643">
              <text:p/>
            </draw:polygon>
            <draw:polygon draw:style-name="gr17" draw:layer="layout" svg:width="0.635cm" svg:height="0.642cm" svg:x="9.455cm" svg:y="7.194cm" svg:viewBox="0 0 636 643" draw:points="0,0 636,0 636,643 0,643">
              <text:p/>
            </draw:polygon>
            <draw:polygon draw:style-name="gr17" draw:layer="layout" svg:width="0.635cm" svg:height="0.642cm" svg:x="10.124cm" svg:y="7.194cm" svg:viewBox="0 0 636 643" draw:points="0,0 636,0 636,643 0,643">
              <text:p/>
            </draw:polygon>
            <draw:polygon draw:style-name="gr17" draw:layer="layout" svg:width="0.635cm" svg:height="0.642cm" svg:x="10.794cm" svg:y="7.194cm" svg:viewBox="0 0 636 643" draw:points="0,0 636,0 636,643 0,643">
              <text:p/>
            </draw:polygon>
            <draw:polygon draw:style-name="gr17" draw:layer="layout" svg:width="0.635cm" svg:height="0.642cm" svg:x="11.463cm" svg:y="7.194cm" svg:viewBox="0 0 636 643" draw:points="0,0 636,0 636,643 0,643">
              <text:p/>
            </draw:polygon>
            <draw:polygon draw:style-name="gr17" draw:layer="layout" svg:width="0.635cm" svg:height="0.642cm" svg:x="12.126cm" svg:y="7.194cm" svg:viewBox="0 0 636 643" draw:points="0,0 636,0 636,643 0,643">
              <text:p/>
            </draw:polygon>
            <draw:polygon draw:style-name="gr17" draw:layer="layout" svg:width="0.635cm" svg:height="0.642cm" svg:x="12.798cm" svg:y="7.194cm" svg:viewBox="0 0 636 643" draw:points="0,0 636,0 636,643 0,643">
              <text:p/>
            </draw:polygon>
            <draw:polygon draw:style-name="gr17" draw:layer="layout" svg:width="0.635cm" svg:height="0.642cm" svg:x="13.467cm" svg:y="7.194cm" svg:viewBox="0 0 636 643" draw:points="0,0 636,0 636,643 0,643">
              <text:p/>
            </draw:polygon>
            <draw:polygon draw:style-name="gr17" draw:layer="layout" svg:width="0.635cm" svg:height="0.642cm" svg:x="14.137cm" svg:y="7.194cm" svg:viewBox="0 0 636 643" draw:points="0,0 636,0 636,643 0,643">
              <text:p/>
            </draw:polygon>
            <draw:polygon draw:style-name="gr17" draw:layer="layout" svg:width="0.635cm" svg:height="0.642cm" svg:x="14.806cm" svg:y="7.194cm" svg:viewBox="0 0 636 643" draw:points="0,0 636,0 636,643 0,643">
              <text:p/>
            </draw:polygon>
            <draw:frame draw:style-name="gr18" draw:layer="layout" svg:width="6.637cm" svg:height="0.616cm" svg:x="8.786cm" svg:y="7.277cm">
              <draw:text-box>
                <text:p text:style-name="P2"><text:span text:style-name="T2">-1 -2 -3 U </text:span></text:p>
              </draw:text-box>
            </draw:frame>
          </draw:g>
        </draw:g>
        <draw:g>
          <draw:frame draw:style-name="gr19" draw:layer="layout" svg:width="2.916cm" svg:height="0.633cm" svg:x="0.762cm" svg:y="8.947cm">
            <draw:text-box>
              <text:p text:style-name="P2"><text:span text:style-name="T9">Total</text:span><text:span text:style-name="T6">:</text:span><text:span text:style-name="T2"> </text:span><text:span text:style-name="T5">____</text:span><text:span text:style-name="T10"> </text:span></text:p>
            </draw:text-box>
          </draw:frame>
          <draw:frame draw:style-name="gr20" draw:layer="layout" svg:width="0.792cm" svg:height="0.711cm" svg:x="0.762cm" svg:y="8.675cm">
            <draw:text-box>
              <text:p text:style-name="P2"><text:span text:style-name="T9">Acc. </text:span></text:p>
            </draw:text-box>
          </draw:frame>
        </draw:g>
        <draw:g>
          <draw:polygon draw:style-name="gr10" draw:layer="layout" svg:width="0.889cm" svg:height="0.898cm" svg:x="5.634cm" svg:y="3.881cm" svg:viewBox="0 0 890 899" draw:points="0,0 890,0 890,899 0,899">
            <text:p/>
          </draw:polygon>
          <draw:line draw:style-name="gr17" draw:layer="layout" svg:x1="6.51cm" svg:y1="3.9cm" svg:x2="5.642cm" svg:y2="4.775cm">
            <text:p/>
          </draw:line>
        </draw:g>
        <draw:frame draw:style-name="gr21" draw:layer="layout" svg:width="1.357cm" svg:height="0.963cm" svg:x="5.435cm" svg:y="3.437cm">
          <draw:text-box>
            <text:p text:style-name="P2"><text:span text:style-name="T6">Pts./Mod.</text:span><text:span text:style-name="T10"> </text:span></text:p>
          </draw:text-box>
        </draw:frame>
        <draw:g>
          <draw:polygon draw:style-name="gr10" draw:layer="layout" svg:width="0.889cm" svg:height="0.898cm" svg:x="5.634cm" svg:y="4.906cm" svg:viewBox="0 0 890 899" draw:points="0,0 890,0 890,899 0,899">
            <text:p/>
          </draw:polygon>
          <draw:line draw:style-name="gr17" draw:layer="layout" svg:x1="6.51cm" svg:y1="4.925cm" svg:x2="5.642cm" svg:y2="5.8cm">
            <text:p/>
          </draw:line>
        </draw:g>
        <draw:g>
          <draw:polygon draw:style-name="gr10" draw:layer="layout" svg:width="0.889cm" svg:height="0.898cm" svg:x="5.642cm" svg:y="5.903cm" svg:viewBox="0 0 890 899" draw:points="0,0 890,0 890,899 0,899">
            <text:p/>
          </draw:polygon>
          <draw:line draw:style-name="gr17" draw:layer="layout" svg:x1="6.518cm" svg:y1="5.922cm" svg:x2="5.65cm" svg:y2="6.797cm">
            <text:p/>
          </draw:line>
        </draw:g>
        <draw:g>
          <draw:polygon draw:style-name="gr10" draw:layer="layout" svg:width="0.889cm" svg:height="0.898cm" svg:x="5.634cm" svg:y="6.928cm" svg:viewBox="0 0 890 899" draw:points="0,0 890,0 890,899 0,899">
            <text:p/>
          </draw:polygon>
          <draw:line draw:style-name="gr17" draw:layer="layout" svg:x1="6.51cm" svg:y1="6.947cm" svg:x2="5.642cm" svg:y2="7.822cm">
            <text:p/>
          </draw:line>
        </draw:g>
        <draw:g>
          <draw:polygon draw:style-name="gr10" draw:layer="layout" svg:width="0.889cm" svg:height="0.898cm" svg:x="5.634cm" svg:y="7.95cm" svg:viewBox="0 0 890 899" draw:points="0,0 890,0 890,899 0,899">
            <text:p/>
          </draw:polygon>
          <draw:line draw:style-name="gr17" draw:layer="layout" svg:x1="6.51cm" svg:y1="7.969cm" svg:x2="5.642cm" svg:y2="8.84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1" svg:font-family="'Arial Narrow'"/>
    <style:font-face style:name="Berylium1" svg:font-family="Berylium"/>
    <style:font-face style:name="Calibri1" svg:font-family="Calibri"/>
    <style:font-face style:name="Arial Narrow" svg:font-family="'Arial Narrow'" style:font-pitch="variable"/>
    <style:font-face style:name="Berylium" svg:font-family="Berylium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1" draw:display-name="Bitmap_1" xlink:href="Pictures/10000201000003180000032D5AD4976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Windows_x86 LibreOffice_project/6ff819b65674ae6c83f3cbab9e4a4c2b292a7a94</meta:generator>
    <dc:date>2015-03-17T19:48:32.631000000</dc:date>
    <meta:editing-duration>P0D</meta:editing-duration>
    <meta:editing-cycles>1</meta:editing-cycles>
    <meta:document-statistic meta:object-count="98"/>
  </office:meta>
</office:document-meta>
</file>